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8e76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49ce90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2a492ce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de2a8c" style:font-style-asian="normal" style:font-style-complex="normal"/>
    </style:style>
    <style:style style:name="T15" style:family="text">
      <style:text-properties fo:font-style="normal" officeooo:rsid="02df232d" style:font-style-asian="normal" style:font-style-complex="normal"/>
    </style:style>
    <style:style style:name="T16" style:family="text">
      <style:text-properties fo:font-style="normal" officeooo:rsid="02e052ee" style:font-style-asian="normal" style:font-style-complex="normal"/>
    </style:style>
    <style:style style:name="T17" style:family="text">
      <style:text-properties fo:font-style="normal" officeooo:rsid="02e06ec7" style:font-style-asian="normal" style:font-style-complex="normal"/>
    </style:style>
    <style:style style:name="T18" style:family="text">
      <style:text-properties fo:font-style="normal" officeooo:rsid="02e1360f" style:font-style-asian="normal" style:font-style-complex="normal"/>
    </style:style>
    <style:style style:name="T19" style:family="text">
      <style:text-properties fo:font-style="normal" officeooo:rsid="02e16d6b" style:font-style-asian="normal" style:font-style-complex="normal"/>
    </style:style>
    <style:style style:name="T20" style:family="text">
      <style:text-properties fo:font-style="normal" officeooo:rsid="02e23cb0" style:font-style-asian="normal" style:font-style-complex="normal"/>
    </style:style>
    <style:style style:name="T21" style:family="text">
      <style:text-properties fo:font-style="normal" officeooo:rsid="02e2cd15" style:font-style-asian="normal" style:font-style-complex="normal"/>
    </style:style>
    <style:style style:name="T22" style:family="text">
      <style:text-properties fo:font-style="normal" officeooo:rsid="02e35899" style:font-style-asian="normal" style:font-style-complex="normal"/>
    </style:style>
    <style:style style:name="T23" style:family="text">
      <style:text-properties fo:font-style="normal" officeooo:rsid="02e427cd" style:font-style-asian="normal" style:font-style-complex="normal"/>
    </style:style>
    <style:style style:name="T24" style:family="text">
      <style:text-properties fo:font-style="normal" officeooo:rsid="02e53d86" style:font-style-asian="normal" style:font-style-complex="normal"/>
    </style:style>
    <style:style style:name="T25" style:family="text">
      <style:text-properties fo:font-style="normal" officeooo:rsid="02e6884f" style:font-style-asian="normal" style:font-style-complex="normal"/>
    </style:style>
    <style:style style:name="T26" style:family="text">
      <style:text-properties fo:font-style="normal" officeooo:rsid="02e80917" style:font-style-asian="normal" style:font-style-complex="normal"/>
    </style:style>
    <style:style style:name="T27" style:family="text">
      <style:text-properties fo:font-style="normal" officeooo:rsid="02e8e768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2e2cd15" style:font-style-asian="normal" style:font-style-complex="normal"/>
    </style:style>
    <style:style style:name="T29" style:family="text">
      <style:text-properties fo:font-style="normal" style:text-underline-style="none" officeooo:rsid="02e2cd15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0836784"/>
    </style:style>
    <style:style style:name="T35" style:family="text">
      <style:text-properties officeooo:rsid="01e21ff5"/>
    </style:style>
    <style:style style:name="T36" style:family="text">
      <style:text-properties officeooo:rsid="0233449b"/>
    </style:style>
    <style:style style:name="T37" style:family="text">
      <style:text-properties officeooo:rsid="02317916"/>
    </style:style>
    <style:style style:name="T38" style:family="text">
      <style:text-properties officeooo:rsid="023d18e5"/>
    </style:style>
    <style:style style:name="T39" style:family="text">
      <style:text-properties officeooo:rsid="024f9d17"/>
    </style:style>
    <style:style style:name="T40" style:family="text">
      <style:text-properties officeooo:rsid="02867bcd"/>
    </style:style>
    <style:style style:name="T41" style:family="text">
      <style:text-properties officeooo:rsid="028c3f47"/>
    </style:style>
    <style:style style:name="T42" style:family="text">
      <style:text-properties officeooo:rsid="0063a409"/>
    </style:style>
    <style:style style:name="T43" style:family="text">
      <style:text-properties officeooo:rsid="02a492ce"/>
    </style:style>
    <style:style style:name="T44" style:family="text">
      <style:text-properties officeooo:rsid="02320032"/>
    </style:style>
    <style:style style:name="T45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40">8</text:span></text:p>
      <text:p text:style-name="P18"/>
      <text:p text:style-name="P18"/>
      <text:p text:style-name="P14">© 201<text:span text:style-name="T40">8</text:span> by Wolfgang Skala. This edition is licensed under the Creative Commons Attribution<text:span text:style-name="T32">-NonCommercial-ShareAlike</text:span> 4.0 International License. To view a copy of this license, visit http://creativecommons.org/licenses/by<text:span text:style-name="T33">-nc-sa</text:span>/4.0/. </text:p>
      <text:p text:style-name="P13"/>
      <text:p text:style-name="P15">Music engraving by LilyPond 2.18.0 (http://www.lilypond.org).<text:span text:style-name="T31"><text:line-break/>Front matter</text:span> typeset with EB Garamond (http://www.georgduffner.at/ebgaramond).</text:p>
      <text:p text:style-name="P18"/>
      <text:p text:style-name="P12">First <text:span text:style-name="T35">version</text:span>, <text:span text:style-name="T43">February 2018</text:span></text:p>
      <text:p text:style-name="P21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5">of the </text:span><text:span text:style-name="T3">Missa in D</text:span><text:span text:style-name="T5"> </text:span>bases upon <text:span text:style-name="T4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037626</text:span> (siglum Mus.2973-D-<text:span text:style-name="T45">9</text:span>).</text:p>
      <text:p text:style-name="P5"/>
      <text:p text:style-name="P7">In general, this edition closely follows the autograph. Any changes <text:span text:style-name="T30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0">k y r i e</text:p>
      <text:p text:style-name="P8"/>
      <text:p text:style-name="P25"><text:span text:style-name="T1">Bar<text:tab/>Staff<text:tab/>Note</text:span><text:span text:style-name="T2"><text:line-break/></text:span><text:span text:style-name="T14">35</text:span><text:span text:style-name="T24">ff</text:span><text:span text:style-name="T11"><text:tab/></text:span><text:span text:style-name="T24">–</text:span><text:span text:style-name="T8"><text:note text:id="ftn1" text:note-class="footnote"><text:note-citation>1</text:note-citation><text:note-body><text:p text:style-name="P24">Abbreviations: A, alto; B, bass;<text:span text:style-name="T38"> cor, corno; Ms, manuscript; o</text:span>rg, basses and organ; <text:span text:style-name="T38">r, rest;</text:span> S, soprano; T<text:span text:style-name="T34">, </text:span>tenor; <text:span text:style-name="T41">vl</text:span>, violin; <text:span text:style-name="T38">vla</text:span>, viola<text:span text:style-name="T39">; vlne, violone</text:span>.</text:p></text:note-body></text:note></text:span><text:span text:style-name="T11"><text:tab/></text:span><text:span text:style-name="T4">Kyrie</text:span><text:span text:style-name="T14"> is always spelled </text:span><text:span text:style-name="T4">Chirie</text:span><text:span text:style-name="T14">.</text:span><text:span text:style-name="T15"><text:line-break/></text:span><text:span text:style-name="T21">46<text:tab/>S 2<text:tab/>2nd half of bar in Ms: d″4.–cis</text:span><text:span text:style-name="T29">″8</text:span><text:span text:style-name="T21"><text:line-break/></text:span><text:span text:style-name="T22">52<text:tab/>vl 2<text:tab/>5th eighth in Ms: e′8<text:line-break/></text:span><text:span text:style-name="T23">55<text:tab/>vl 1, 2<text:tab/>1st sixteenth in Ms: fis′16<text:line-break/></text:span><text:span text:style-name="T16">59<text:tab/>S 2<text:tab/>2nd eighth in Ms: cis″8<text:line-break/></text:span><text:span text:style-name="T20">60<text:tab/>vl 1<text:tab/>2nd/3rd quarter in Ms: d″4–r8–d″8<text:line-break/></text:span><text:span text:style-name="T15">61<text:tab/>S</text:span><text:span text:style-name="T16"> 1</text:span><text:span text:style-name="T15"><text:tab/>4th eighth in Ms: e″16–e″16</text:span><text:span text:style-name="T19"><text:line-break/></text:span><text:span text:style-name="T26">87<text:tab/>vl 1<text:tab/>6th/7th quarter in Ms: b′16–cis″16–d″8<text:line-break/></text:span><text:span text:style-name="T19">87<text:tab/>T<text:tab/>3rd quarter in Ms: e′4</text:span><text:span text:style-name="T27"><text:line-break/></text:span><text:span text:style-name="T26">8</text:span><text:span text:style-name="T27">8</text:span><text:span text:style-name="T26"><text:tab/>vl 1<text:tab/>6th/7th quarter in Ms: </text:span><text:span text:style-name="T27">d″</text:span><text:span text:style-name="T26">16–</text:span><text:span text:style-name="T27">e</text:span><text:span text:style-name="T26">″16–</text:span><text:span text:style-name="T27">fis</text:span><text:span text:style-name="T26">″8</text:span><text:span text:style-name="T17"><text:line-break/>90f</text:span><text:span text:style-name="T25">f</text:span><text:span text:style-name="T17"><text:tab/>A<text:tab/>2nd half of bar 90 </text:span><text:span text:style-name="T18">to 1st quarter of</text:span><text:span text:style-name="T17"> bar 9</text:span><text:span text:style-name="T18">2</text:span><text:span text:style-name="T17"> in Ms:</text:span><text:span text:style-name="T18"><text:line-break/><text:tab/><text:tab/></text:span><text:span text:style-name="T17">d′4–b′8–b′8–cis″4–cis″4–cis″4.–cis″8</text:span><text:span text:style-name="T18">–a′4</text:span><text:span text:style-name="T23"><text:line-break/>99<text:tab/>vl 1, 2<text:tab/>1st sixteenth in Ms: fis′16</text:span><text:span text:style-name="T11"><text:line-break/></text:span><text:span text:style-name="T9"><text:line-break/></text:span><text:span text:style-name="T1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7">wolfgang</text:span> (at) <text:span text:style-name="T36">esser-skala</text:span>.at<text:span text:style-name="T37"> or create an issue or pull request on the edition’s GitHub page (https://github.com/skafdasschaf/ galuppi-magnificat-BurG-II-61)</text:span>. Your help will be greatly appreciated.</text:p>
      <text:p text:style-name="P10"/>
      <text:p text:style-name="P10"/>
      <text:p text:style-name="P10"><text:span text:style-name="T7">Salzburg, </text:span><text:span text:style-name="T12">February</text:span><text:span text:style-name="T7"> 201</text:span><text:span text:style-name="T10">8</text:span><text:line-break/>Wolfgang Skala</text:p>
      <text:p text:style-name="P22"><text:line-break/>C O N T E N T S</text:p>
      <text:p text:style-name="P17"/>
      <text:p text:style-name="P16"/>
      <text:p text:style-name="P16"/>
      <text:p text:style-name="P11"><text:span text:style-name="T44">1<text:tab/>Magnificat<text:tab/>1</text:span><text:line-break/><text:span text:style-name="T44">2<text:tab/>Esurientes<text:tab/>16</text:span><text:span text:style-name="T7"><text:line-break/></text:span><text:span text:style-name="T44">3<text:tab/>Suscepit Israel<text:tab/>22<text:line-break/>4<text:tab/>Sicut locutus<text:tab/>28<text:line-break/>5<text:tab/>Gloria Patri<text:tab/>36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1T13:49:59.790446156</dc:date>
    <dc:creator>Wolfgang Skala</dc:creator>
    <meta:editing-duration>P7DT21H45M10S</meta:editing-duration>
    <meta:editing-cycles>665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397" meta:character-count="2366" meta:non-whitespace-character-count="1979"/>
  </office:meta>
</office:document-meta>
</file>